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NoSQL data base?</text:p>
      <text:p text:style-name="Standard">NoSQL unlike the RDBMS follows dont store data in tabular formats. The data structures used by NoSQL databases (e.g. </text:p>
      <text:p text:style-name="Standard">key-value, wide column, graph, or document) are different from those used by default in relational databases, making </text:p>
      <text:p text:style-name="Standard">some operations faster in NoSQL. NoSQL databases finds its use in big data and real-time web applications. NoSQL </text:p>
      <text:p text:style-name="Standard">Databases are prefered for their simplicity in design and horizontal scaling of cluster nodes to accomodate more </text:p>
      <text:p text:style-name="Standard">capacity and faster execution at comparatively cheaper cost.</text:p>
      <text:p text:style-name="Standard"/>
      <text:p text:style-name="Standard"/>
      <text:p text:style-name="P1">2. How does data get stored in NoSQl database?</text:p>
      <text:p text:style-name="Standard">Key/Value Databases- In this model, data is represented as a collection of key-value pairs. Eg: Voldemort, Redis, </text:p>
      <text:p text:style-name="Standard">Scalaris</text:p>
      <text:p text:style-name="Standard"/>
      <text:p text:style-name="Standard">Columnar Databases- Stores columns of data together than rows. Query performance is often increased as a result, </text:p>
      <text:p text:style-name="Standard">particularly in very large data sets. eg -HBase, Hypertable, Cassandra</text:p>
      <text:p text:style-name="Standard"/>
      <text:p text:style-name="Standard">Document Databases -Document-oriented databases are inherently a subclass of the key-value store. A document can </text:p>
      <text:p text:style-name="Standard">have any number of key pair values or key array values. The difference lies in the way the data is processed; in a </text:p>
      <text:p text:style-name="Standard">key-value store the data is considered to be inherently opaque to the database, whereas a document-oriented system </text:p>
      <text:p text:style-name="Standard">relies on internal structure in the document in order to extract metadata that the database engine uses for further </text:p>
      <text:p text:style-name="Standard">optimization. eg -MongoDb, CouchDB</text:p>
      <text:p text:style-name="Standard"/>
      <text:p text:style-name="Standard">Graph Databases- data whose relations are well represented as a graph consisting of elements interconnected with a </text:p>
      <text:p text:style-name="Standard">finite number of relations between them. The type of data could be social relations, public transport links, road </text:p>
      <text:p text:style-name="Standard">maps or network topologies. eg - InfoGrid, Neo4j</text:p>
      <text:p text:style-name="Standard"/>
      <text:p text:style-name="P1">3. What is a column family in HBase?</text:p>
      <text:p text:style-name="Standard">Columns in Apache HBase are grouped into column families. All column members of a column family have the same </text:p>
      <text:p text:style-name="Standard">prefix. For example, the columns courses:history and courses:math are both members of the courses column family. The </text:p>
      <text:p text:style-name="Standard">colon character (:) delimits the column family from the . The column family prefix must be composed of printable </text:p>
      <text:p text:style-name="Standard">characters. The qualifying tail, the column family qualifier, can be made of any arbitrary bytes. Column families </text:p>
      <text:p text:style-name="Standard">must be declared up front at schema definition time whereas columns do not need to be defined at schema time but can </text:p>
      <text:p text:style-name="Standard">be conjured on the fly while the table is up an running.</text:p>
      <text:p text:style-name="Standard">Physically, all column family members are stored together on the filesystem. Because tunings and storage </text:p>
      <text:p text:style-name="Standard">specifications are done at the column family level, it is advised that all column family members <text:soft-page-break/>have the same </text:p>
      <text:p text:style-name="Standard">general access pattern and size characteristics</text:p>
      <text:p text:style-name="Standard"/>
      <text:p text:style-name="Standard"/>
      <text:p text:style-name="P1">4. How many maximum number of columns can be added to HBase table?</text:p>
      <text:p text:style-name="Standard">There are no limits to number of columns. Developers can choose either <text:s/></text:p>
      <text:p text:style-name="Standard">1) more rows with less columns </text:p>
      <text:p text:style-name="Standard">2) more columns with less rows <text:s/></text:p>
      <text:p text:style-name="Standard"/>
      <text:p text:style-name="Standard"/>
      <text:p text:style-name="P1">5. Why columns are not defined at the time of table creation in HBase?</text:p>
      <text:p text:style-name="Standard">HBase tables are created with column families which generally is not changed. The column keys are specified after </text:p>
      <text:p text:style-name="Standard">the table is up and running. Operations such as tunings and storage specifications are done at the column family </text:p>
      <text:p text:style-name="Standard">level and are hence stored in separate HF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5T19:57:29.37</meta:creation-date>
    <meta:document-statistic meta:table-count="0" meta:image-count="0" meta:object-count="0" meta:page-count="2" meta:paragraph-count="37" meta:word-count="510" meta:character-count="3139"/>
    <dc:date>2017-07-16T00:01:41.42</dc:date>
    <meta:editing-duration>PT3H48M58S</meta:editing-duration>
    <meta:editing-cycles>1</meta:editing-cycles>
    <meta:generator>OpenOffice/4.1.3$Win32 OpenOffice.org_project/413m1$Build-9783</meta:generator>
  </office:meta>
</office:document-meta>
</file>